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55cba" officeooo:paragraph-rsid="00055cba" style:font-size-asian="14pt" style:font-weight-asian="bold" style:font-size-complex="14pt" style:font-weight-complex="bold"/>
    </style:style>
    <style:style style:name="P2" style:family="paragraph" style:parent-style-name="Standard" style:list-style-name="L2">
      <style:paragraph-properties fo:line-height="150%" fo:text-align="justify" style:justify-single-word="false"/>
      <style:text-properties fo:font-size="14pt" fo:font-weight="normal" officeooo:rsid="00055cba" officeooo:paragraph-rsid="00055cba" style:font-size-asian="14pt" style:font-weight-asian="normal" style:font-size-complex="14pt" style:font-weight-complex="normal"/>
    </style:style>
    <style:style style:name="P3" style:family="paragraph" style:parent-style-name="Standard" style:list-style-name="L2">
      <style:paragraph-properties fo:line-height="150%" fo:text-align="justify" style:justify-single-word="false"/>
      <style:text-properties fo:font-size="14pt" fo:font-weight="normal" officeooo:rsid="00059882" officeooo:paragraph-rsid="00059882" style:font-size-asian="14pt" style:font-weight-asian="normal" style:font-size-complex="14pt" style:font-weight-complex="normal"/>
    </style:style>
    <style:style style:name="P4" style:family="paragraph" style:parent-style-name="Standard" style:list-style-name="L2">
      <style:paragraph-properties fo:line-height="150%" fo:text-align="justify" style:justify-single-word="false"/>
      <style:text-properties fo:font-size="14pt" fo:font-weight="normal" officeooo:rsid="00087d0f" officeooo:paragraph-rsid="00087d0f" style:font-size-asian="14pt" style:font-weight-asian="normal" style:font-size-complex="14pt" style:font-weight-complex="normal"/>
    </style:style>
    <style:style style:name="P5" style:family="paragraph" style:parent-style-name="Standard" style:list-style-name="L2">
      <style:paragraph-properties fo:line-height="150%" fo:text-align="justify" style:justify-single-word="false"/>
      <style:text-properties fo:font-size="14pt" fo:font-weight="normal" officeooo:rsid="00097ec1" officeooo:paragraph-rsid="00097ec1" style:font-size-asian="14pt" style:font-weight-asian="normal" style:font-size-complex="14pt" style:font-weight-complex="normal"/>
    </style:style>
    <style:style style:name="P6" style:family="paragraph" style:parent-style-name="Standard">
      <style:paragraph-properties fo:line-height="150%" fo:text-align="justify" style:justify-single-word="false"/>
      <style:text-properties fo:font-size="14pt" fo:font-weight="normal" officeooo:rsid="00097ec1" officeooo:paragraph-rsid="00097ec1" style:font-size-asian="14pt" style:font-weight-asian="normal" style:font-size-complex="14pt" style:font-weight-complex="normal"/>
    </style:style>
    <style:style style:name="P7" style:family="paragraph" style:parent-style-name="Standard" style:list-style-name="L2">
      <style:paragraph-properties fo:line-height="150%" fo:text-align="justify" style:justify-single-word="false"/>
      <style:text-properties fo:font-size="14pt" fo:font-weight="normal" officeooo:rsid="000a4815" officeooo:paragraph-rsid="000a4815" style:font-size-asian="14pt" style:font-weight-asian="normal" style:font-size-complex="14pt" style:font-weight-complex="normal"/>
    </style:style>
    <style:style style:name="P8" style:family="paragraph" style:parent-style-name="Standard" style:list-style-name="L2">
      <style:paragraph-properties fo:line-height="150%" fo:text-align="justify" style:justify-single-word="false"/>
      <style:text-properties fo:font-size="14pt" fo:font-weight="normal" officeooo:rsid="000c014e" officeooo:paragraph-rsid="000c014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0c86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riables 1</text:p>
      <text:list xml:id="list1741415228" text:style-name="L2">
        <text:list-header>
          <text:p text:style-name="P2"/>
        </text:list-header>
        <text:list-item>
          <text:p text:style-name="P2">- Every executable program has an “entry point”. So the program is loaded into memory and somewhere in the program it points to the location where the first executable code is present. This MUST always be the <text:span text:style-name="T1">main function</text:span>.</text:p>
        </text:list-item>
        <text:list-item>
          <text:p text:style-name="P3">std means Standard Template Library. Is like a prefabricated piece of code.</text:p>
        </text:list-item>
        <text:list-item>
          <text:p text:style-name="P3"><text:span text:style-name="T1">Cout</text:span> → C (Character), out. </text:p>
        </text:list-item>
        <text:list-item>
          <text:p text:style-name="P4">Compile in Visual Studio its rebuild (always rebuild). Execute the program with F5 or CTRL + F5</text:p>
        </text:list-item>
        <text:list-item>
          <text:p text:style-name="P5">When you create variables in C++, you can default initializing using brackets {}. This will be zero for integer values. <text:span text:style-name="T2">This is the equivalent to initialize with “=”.</text:span></text:p>
          <text:list>
            <text:list-item>
              <text:p text:style-name="P7">Int value{};</text:p>
            </text:list-item>
          </text:list>
        </text:list-item>
        <text:list-item>
          <text:p text:style-name="P8"><text:span text:style-name="T1">BIT</text:span> → Basic unit information for the computer</text:p>
        </text:list-item>
        <text:list-item>
          <text:p text:style-name="P8"><text:span text:style-name="T1">Variables</text:span> requires memory space. To access the variable, you need an identifier.</text:p>
        </text:list-item>
      </text:list>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0T09:36:48.971000000</meta:creation-date>
    <dc:date>2021-09-20T10:31:52.240000000</dc:date>
    <meta:editing-duration>PT44M50S</meta:editing-duration>
    <meta:editing-cycles>8</meta:editing-cycles>
    <meta:generator>LibreOffice/7.1.5.2$Windows_X86_64 LibreOffice_project/85f04e9f809797b8199d13c421bd8a2b025d52b5</meta:generator>
    <meta:document-statistic meta:table-count="0" meta:image-count="0" meta:object-count="0" meta:page-count="1" meta:paragraph-count="10" meta:word-count="134" meta:character-count="743" meta:non-whitespace-character-count="626"/>
  </office:meta>
</office:document-meta>
</file>